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d88b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ea2e3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bb74a"/>
    </style:style>
    <style:style style:name="T5" style:family="text">
      <style:text-properties officeooo:rsid="00093f40"/>
    </style:style>
    <style:style style:name="T6" style:family="text">
      <style:text-properties fo:font-weight="normal" officeooo:rsid="000d88bb" style:font-weight-asian="normal" style:font-weight-complex="normal"/>
    </style:style>
    <style:style style:name="T7" style:family="text">
      <style:text-properties fo:font-weight="normal" officeooo:rsid="000e8af9" style:font-weight-asian="normal" style:font-weight-complex="normal"/>
    </style:style>
    <style:style style:name="T8" style:family="text">
      <style:text-properties officeooo:rsid="000e13d1"/>
    </style:style>
    <style:style style:name="T9" style:family="text">
      <style:text-properties officeooo:rsid="000e8af9"/>
    </style:style>
    <style:style style:name="T10" style:family="text">
      <style:text-properties fo:font-weight="bold" officeooo:rsid="000e8af9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<text:span text:style-name="T1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5">L'utente accede al sistema e viene riconosciuto come </text:span><text:span text:style-name="T6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8">il menu in vigore</text:span><text:span text:style-name="T9">(</text:span><text:span text:style-name="T10">include Visualizza Menu</text:span><text:span text:style-name="T7">)</text:span></text:p>
            <text:p text:style-name="P4">3.L'utente seleziona la funzionalità di inserimento menu</text:p>
            <text:p text:style-name="P4"><text:s text:c="12"/>4.Il sistema mostra il form per l'inserimento del nuovo menu</text:p>
            <text:p text:style-name="P4">5.L'utente inserisce <text:s/>i dati nel form </text:p>
            <text:p text:style-name="P4">6.L'utente sottomette il nuovo menu</text:p>
            <text:p text:style-name="P7"><text:span text:style-name="T1"><text:s text:c="12"/>7</text:span>. <text:span text:style-name="T4">il sistema verifica e salva i dati inseriti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n caso di successo <text:span text:style-name="T4">l'utente visualizza il nuovo menù inserito</text:span>.</text:p>
            <text:p text:style-name="P2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48934" text:style-name="L1">
              <text:list-header>
                <text:p text:style-name="P9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  <text:p text:style-name="P10">Inserimento <text:span text:style-name="T1">Men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4M20S</meta:editing-duration>
    <meta:editing-cycles>19</meta:editing-cycles>
    <meta:generator>LibreOffice/3.6$Windows_x86 LibreOffice_project/da8c1e6-fd468f4-454e206-f42a4a9-143cfd</meta:generator>
    <dc:date>2012-10-22T20:53:09.14</dc:date>
    <meta:document-statistic meta:table-count="1" meta:image-count="0" meta:object-count="0" meta:page-count="1" meta:paragraph-count="23" meta:word-count="116" meta:character-count="807" meta:non-whitespace-character-count="674"/>
  </office:meta>
</office:document-meta>
</file>